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herif" svg:font-family="'Liberation sherif'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 style:data-style-name="N99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8.297cm"/>
    </style:style>
    <style:style style:name="Tableau3.B" style:family="table-column">
      <style:table-column-properties style:column-width="8.71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8.297cm"/>
    </style:style>
    <style:style style:name="Tableau4.B" style:family="table-column">
      <style:table-column-properties style:column-width="8.71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erif1"/>
    </style:style>
    <style:style style:name="P4" style:family="paragraph" style:parent-style-name="Standard">
      <style:text-properties fo:font-variant="normal" fo:text-transform="none" fo:color="#222222" style:font-name="Liberation Serif1" fo:font-size="12pt" fo:letter-spacing="normal" fo:font-style="normal" fo:font-weight="normal"/>
    </style:style>
    <style:style style:name="P5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/>
    </style:style>
    <style:style style:name="P6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fo:color="#ffff99" style:font-name="Courier 10 Pitch" fo:background-color="#000000"/>
    </style:style>
    <style:style style:name="P7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fo:color="#ffffff" style:font-name="Courier 10 Pitch" fo:background-color="#000000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fo:color="#800000"/>
    </style:style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5"/>
    <style:style style:name="P18" style:family="paragraph" style:parent-style-name="Standard" style:list-style-name="L6"/>
    <style:style style:name="P19" style:family="paragraph" style:parent-style-name="Standard" style:list-style-name="L7"/>
    <style:style style:name="P20" style:family="paragraph" style:parent-style-name="Standard" style:list-style-name="L8"/>
    <style:style style:name="P21" style:family="paragraph" style:parent-style-name="Standard" style:list-style-name="L9"/>
    <style:style style:name="P22" style:family="paragraph" style:parent-style-name="Standard" style:list-style-name="L6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fo:color="#ff00cc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222222" style:font-name="Liberation sherif" fo:font-size="12pt" fo:letter-spacing="normal" fo:font-style="normal" fo:font-weight="normal"/>
    </style:style>
    <style:style style:name="T7" style:family="text">
      <style:text-properties fo:font-variant="normal" fo:text-transform="none" fo:color="#222222" fo:font-size="12pt" fo:letter-spacing="normal" fo:font-style="normal" fo:font-weight="normal"/>
    </style:style>
    <style:style style:name="T8" style:family="text">
      <style:text-properties style:font-name="Liberation sherif"/>
    </style:style>
    <style:style style:name="T9" style:family="text">
      <style:text-properties fo:color="#ff33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édicats et structures conditionnelles</text:p>
      <text:p text:style-name="Standard"/>
      <text:p text:style-name="Standard"/>
      <text:p text:style-name="Standard"/>
      <text:list xml:id="list2083486226" text:style-name="L1">
        <text:list-item>
          <text:p text:style-name="P12">Rappelez les 3 types de structures conditionnelles en algorithmique (pas en C).</text:p>
          <text:p text:style-name="P13">-Si … Alors … </text:p>
          <text:p text:style-name="P13">-Si … Alors … Sinon … </text:p>
          <text:p text:style-name="P13">-Cas … parmi … </text:p>
        </text:list-item>
      </text:list>
      <text:p text:style-name="Standard"/>
      <text:list xml:id="list131710041216504" text:continue-numbering="true" text:style-name="L1">
        <text:list-item>
          <text:p text:style-name="P12">Rappelez ce qu'est un prédicat et quelles valeurs il peut prendre.</text:p>
          <text:p text:style-name="P12"/>
          <text:p text:style-name="P13">Un prédicat est l’expression d’une condition. Il peut prendre l’une des deux valeurs VRAIE ou FAUSSE </text:p>
        </text:list-item>
      </text:list>
      <text:p text:style-name="Standard"/>
      <text:list xml:id="list131708097292625" text:continue-numbering="true" text:style-name="L1">
        <text:list-item>
          <text:p text:style-name="P12">Rappelez ce qu'est un connecteur et donnez les 3 connecteurs utilisables.</text:p>
          <text:p text:style-name="P12"><text:span text:style-name="T3">Un connecteur logique est</text:span><text:span text:style-name="T4"> </text:span><text:span text:style-name="T3">un symbole ou un mot établissant une liaison entre deux énoncés</text:span> </text:p>
          <text:p text:style-name="P12">Les 3 connecteurs utilisables sont :</text:p>
          <text:p text:style-name="P12">-ET</text:p>
          <text:p text:style-name="P12">-OU</text:p>
          <text:p text:style-name="P12">-NON</text:p>
        </text:list-item>
      </text:list>
      <text:p text:style-name="Standard"/>
      <text:p text:style-name="Standard">Soit l'algorithme suivant:</text:p>
      <text:p text:style-name="P5">val <text:span text:style-name="T1">entier</text:span></text:p>
      <text:p text:style-name="P5">Lire : val</text:p>
      <text:p text:style-name="P6">Si (val&gt;=18)</text:p>
      <text:p text:style-name="P7">Alors</text:p>
      <text:p text:style-name="P7"><text:tab/>Ecrire: "majeur"</text:p>
      <text:p text:style-name="P7">Sinon</text:p>
      <text:p text:style-name="P7"><text:tab/>Ecrire: "mineur"</text:p>
      <text:p text:style-name="P5">FinSi</text:p>
      <text:p text:style-name="Standard"/>
      <text:list xml:id="list4150217985" text:style-name="L2">
        <text:list-item>
          <text:p text:style-name="P14">Surlignez en jaune le prédicat.</text:p>
        </text:list-item>
        <text:list-item>
          <text:p text:style-name="P14">Complétez le tableau suivant (relativement à l'algorithme fourni précédemment):</text:p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">Valeur de val</text:p>
          </table:table-cell>
          <table:table-cell table:style-name="Tableau1.A1" office:value-type="string">
            <text:p text:style-name="P9">Valeur du prédicat</text:p>
          </table:table-cell>
          <table:table-cell table:style-name="Tableau1.C1" office:value-type="string">
            <text:p text:style-name="P9">Affichage</text:p>
          </table:table-cell>
        </table:table-row>
        <table:table-row>
          <table:table-cell table:style-name="Tableau1.A2" office:value-type="string">
            <text:p text:style-name="P8">19</text:p>
          </table:table-cell>
          <table:table-cell table:style-name="Tableau1.A2" office:value-type="string">
            <text:p text:style-name="P8">vrai</text:p>
          </table:table-cell>
          <table:table-cell table:style-name="Tableau1.C2" office:value-type="string">
            <text:p text:style-name="P8">majeur</text:p>
          </table:table-cell>
        </table:table-row>
        <table:table-row>
          <table:table-cell table:style-name="Tableau1.A2" office:value-type="string">
            <text:p text:style-name="P8">10</text:p>
          </table:table-cell>
          <table:table-cell table:style-name="Tableau1.B3" office:value-type="boolean" office:boolean-value="false">
            <text:p text:style-name="P8">FAUX</text:p>
          </table:table-cell>
          <table:table-cell table:style-name="Tableau1.C2" office:value-type="string">
            <text:p text:style-name="P8">mineur</text:p>
          </table:table-cell>
        </table:table-row>
        <table:table-row>
          <table:table-cell table:style-name="Tableau1.A2" office:value-type="string">
            <text:p text:style-name="P8">25</text:p>
          </table:table-cell>
          <table:table-cell table:style-name="Tableau1.B3" office:value-type="boolean" office:boolean-value="true">
            <text:p text:style-name="P8">VRAI</text:p>
          </table:table-cell>
          <table:table-cell table:style-name="Tableau1.C2" office:value-type="string">
            <text:p text:style-name="P8">majeur</text:p>
          </table:table-cell>
        </table:table-row>
        <table:table-row>
          <table:table-cell table:style-name="Tableau1.A2" office:value-type="string">
            <text:p text:style-name="P8">18</text:p>
          </table:table-cell>
          <table:table-cell table:style-name="Tableau1.B3" office:value-type="boolean" office:boolean-value="true">
            <text:p text:style-name="P8">VRAI</text:p>
          </table:table-cell>
          <table:table-cell table:style-name="Tableau1.C2" office:value-type="string">
            <text:p text:style-name="P8">majeu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2424477527" text:style-name="L3">
        <text:list-item>
          <text:p text:style-name="P15">Complétez le tableau suivant: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9">Valeur de note</text:p>
          </table:table-cell>
          <table:table-cell table:style-name="Tableau2.A1" office:value-type="string">
            <text:p text:style-name="P9">Expression du prédicat</text:p>
          </table:table-cell>
          <table:table-cell table:style-name="Tableau2.C1" office:value-type="string">
            <text:p text:style-name="P9">Affichage si prédicat vrai</text:p>
          </table:table-cell>
        </table:table-row>
        <table:table-row>
          <table:table-cell table:style-name="Tableau2.A2" office:value-type="string">
            <text:p text:style-name="P8">Inférieur à 10</text:p>
          </table:table-cell>
          <table:table-cell table:style-name="Tableau2.A2" office:value-type="string">
            <text:p text:style-name="P8">( note &lt; 10 )</text:p>
          </table:table-cell>
          <table:table-cell table:style-name="Tableau2.C2" office:value-type="string">
            <text:p text:style-name="P8">bad</text:p>
          </table:table-cell>
        </table:table-row>
        <text:soft-page-break/>
        <table:table-row>
          <table:table-cell table:style-name="Tableau2.A2" office:value-type="string">
            <text:p text:style-name="P8">Supérieur à 12</text:p>
          </table:table-cell>
          <table:table-cell table:style-name="Tableau2.A2" office:value-type="string">
            <text:p text:style-name="P8">( note <text:span text:style-name="T5">&gt;</text:span> 12)</text:p>
          </table:table-cell>
          <table:table-cell table:style-name="Tableau2.C2" office:value-type="string">
            <text:p text:style-name="P8">good</text:p>
          </table:table-cell>
        </table:table-row>
        <table:table-row>
          <table:table-cell table:style-name="Tableau2.A2" office:value-type="string">
            <text:p text:style-name="P8">Entre 10 et 12</text:p>
          </table:table-cell>
          <table:table-cell table:style-name="Tableau2.A2" office:value-type="string">
            <text:p text:style-name="P8"><text:span text:style-name="T8">( note </text:span><text:span text:style-name="T6">&gt;=10 &amp;&amp; note&lt;=12)</text:span><text:span text:style-name="T5"> </text:span></text:p>
          </table:table-cell>
          <table:table-cell table:style-name="Tableau2.C2" office:value-type="string">
            <text:p text:style-name="P8">neutre</text:p>
          </table:table-cell>
        </table:table-row>
      </table:table>
      <text:list xml:id="list3659844060" text:style-name="L4">
        <text:list-item>
          <text:p text:style-name="P16">Donnez un algorithme demandant une note à l'utilisateur et répondant aux différentes exigences du tableau ci-dessus.</text:p>
        </text:list-item>
      </text:list>
      <text:p text:style-name="Standard"/>
      <text:p text:style-name="P3">note entier</text:p>
      <text:p text:style-name="P3">Ecrire Donnez une note</text:p>
      <text:p text:style-name="P3">Lire note</text:p>
      <text:p text:style-name="P3">Si «(note &lt; 10)»</text:p>
      <text:p text:style-name="P3">Alors</text:p>
      <text:p text:style-name="P3">Ecrire bad</text:p>
      <text:p text:style-name="P3">Sinon</text:p>
      <text:p text:style-name="P3">Si «(note <text:span text:style-name="T7">&gt; 12)»</text:span></text:p>
      <text:p text:style-name="P4">Alors</text:p>
      <text:p text:style-name="P4">Ecrire good</text:p>
      <text:p text:style-name="P4">Sinon</text:p>
      <text:p text:style-name="P3"><text:span text:style-name="T7">Si «(note &gt;=10 ET note&lt;=12)</text:span></text:p>
      <text:p text:style-name="P4">Ecrire neutre</text:p>
      <text:p text:style-name="P11"/>
      <text:list xml:id="list131709042668512" text:continue-list="list2424477527" text:style-name="L3">
        <text:list-item>
          <text:p text:style-name="P15">Complétez le tableau suivant: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Expression du prédicat</text:p>
          </table:table-cell>
          <table:table-cell table:style-name="Tableau3.B1" office:value-type="string">
            <text:p text:style-name="P9">Expression inverse du prédicat</text:p>
          </table:table-cell>
        </table:table-row>
        <table:table-row>
          <table:table-cell table:style-name="Tableau3.A2" office:value-type="string">
            <text:p text:style-name="P8">( x &lt; 10 )</text:p>
          </table:table-cell>
          <table:table-cell table:style-name="Tableau3.B2" office:value-type="string">
            <text:p text:style-name="P8">(x &gt;= 10 )</text:p>
          </table:table-cell>
        </table:table-row>
        <table:table-row>
          <table:table-cell table:style-name="Tableau3.A2" office:value-type="string">
            <text:p text:style-name="P8">( a &gt; 5 ) ET ( a &lt;10 )</text:p>
          </table:table-cell>
          <table:table-cell table:style-name="Tableau3.B2" office:value-type="string">
            <text:p text:style-name="P8">( a &lt;= 5 ) OU ( a &gt;= 10 )</text:p>
          </table:table-cell>
        </table:table-row>
        <table:table-row>
          <table:table-cell table:style-name="Tableau3.A2" office:value-type="string">
            <text:p text:style-name="P8">( z == 8 )</text:p>
          </table:table-cell>
          <table:table-cell table:style-name="Tableau3.B2" office:value-type="string">
            <text:p text:style-name="P8">(z != 8 )</text:p>
          </table:table-cell>
        </table:table-row>
        <table:table-row>
          <table:table-cell table:style-name="Tableau3.A2" office:value-type="string">
            <text:p text:style-name="P8">(a == 5) ET (b ==8)</text:p>
          </table:table-cell>
          <table:table-cell table:style-name="Tableau3.B2" office:value-type="string">
            <text:p text:style-name="P8">( a != 5) OU (b != 8)</text:p>
          </table:table-cell>
        </table:table-row>
        <table:table-row>
          <table:table-cell table:style-name="Tableau3.A2" office:value-type="string">
            <text:p text:style-name="P8">(x &lt; 0) OU (x &gt;10)</text:p>
          </table:table-cell>
          <table:table-cell table:style-name="Tableau3.B2" office:value-type="string">
            <text:p text:style-name="P8">(x &gt;= 0) ET (x &lt;= 10)</text:p>
          </table:table-cell>
        </table:table-row>
        <table:table-row>
          <table:table-cell table:style-name="Tableau3.A2" office:value-type="string">
            <text:p text:style-name="P8">( la porte est ouverte)</text:p>
          </table:table-cell>
          <table:table-cell table:style-name="Tableau3.B2" office:value-type="string">
            <text:p text:style-name="P8">( la porte n'est pas ouverte)</text:p>
          </table:table-cell>
        </table:table-row>
        <table:table-row>
          <table:table-cell table:style-name="Tableau3.A2" office:value-type="string">
            <text:p text:style-name="P8">(j'ai compris) ET (c'est simple)</text:p>
          </table:table-cell>
          <table:table-cell table:style-name="Tableau3.B2" office:value-type="string">
            <text:p text:style-name="P8">(je n'ai pas compris) OU (ce n'est pas simple)</text:p>
          </table:table-cell>
        </table:table-row>
      </table:table>
      <text:p text:style-name="Standard"/>
      <text:list xml:id="list3166242245" text:style-name="L5">
        <text:list-item>
          <text:p text:style-name="P17">Dans les exemples suivant donnez l'expression correspondant au prédicat de l'instruction "sinon".</text:p>
        </text:list-item>
      </text:list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9">Expression du prédicat</text:p>
          </table:table-cell>
          <table:table-cell table:style-name="Tableau4.B1" office:value-type="string">
            <text:p text:style-name="P9">Expression du prédicat correspondant à sinon</text:p>
          </table:table-cell>
        </table:table-row>
        <table:table-row>
          <table:table-cell table:style-name="Tableau4.A2" office:value-type="string">
            <text:p text:style-name="P10">si ( x &lt; 10 )</text:p>
            <text:p text:style-name="P10">alors ...</text:p>
            <text:p text:style-name="P10">sinon...</text:p>
            <text:p text:style-name="P10">finsi</text:p>
          </table:table-cell>
          <table:table-cell table:style-name="Tableau4.B2" office:value-type="string">
            <text:p text:style-name="P8"/>
            <text:p text:style-name="P8"/>
            <text:p text:style-name="P8">( x &gt;= 10 )</text:p>
          </table:table-cell>
        </table:table-row>
        <table:table-row>
          <table:table-cell table:style-name="Tableau4.A2" office:value-type="string">
            <text:p text:style-name="P10">si ( x == 10 )</text:p>
            <text:p text:style-name="P10">alors ...</text:p>
            <text:p text:style-name="P10">sinon...</text:p>
            <text:p text:style-name="P10">finsi</text:p>
          </table:table-cell>
          <table:table-cell table:style-name="Tableau4.B2" office:value-type="string">
            <text:p text:style-name="P8">( x!= 10 )</text:p>
          </table:table-cell>
        </table:table-row>
        <table:table-row>
          <table:table-cell table:style-name="Tableau4.A2" office:value-type="string">
            <text:p text:style-name="P10">si ( age &gt;=18 ) ET ( nom == "bernard" )</text:p>
            <text:p text:style-name="P10">alors ...</text:p>
            <text:p text:style-name="P10">sinon...</text:p>
            <text:p text:style-name="P10">finsi</text:p>
          </table:table-cell>
          <table:table-cell table:style-name="Tableau4.B2" office:value-type="string">
            <text:p text:style-name="P8">( age &lt; 18) OU ( nom!= ''bernard'' )</text:p>
          </table:table-cell>
        </table:table-row>
        <table:table-row>
          <table:table-cell table:style-name="Tableau4.A2" office:value-type="string">
            <text:p text:style-name="P10">si ( age &gt;=18 ) OU ( nom == "bernard" )</text:p>
            <text:p text:style-name="P10">alors ...</text:p>
            <text:p text:style-name="P10">sinon...</text:p>
            <text:p text:style-name="P10">finsi</text:p>
          </table:table-cell>
          <table:table-cell table:style-name="Tableau4.B2" office:value-type="string">
            <text:p text:style-name="P8">( age &lt; 18) ET ( nom =! ''bernard'' )</text:p>
          </table:table-cell>
        </table:table-row>
      </table:table>
      <text:p text:style-name="Standard"/>
      <text:list xml:id="list1609005835" text:style-name="L6">
        <text:list-item>
          <text:p text:style-name="P22">Que donnera l'algorithme suivant si je donne les notes</text:p>
          <text:list>
            <text:list-item>
              <text:p text:style-name="P18">5 <text:s text:c="10"/>bad</text:p>
            </text:list-item>
            <text:list-item>
              <text:p text:style-name="P18">12 <text:s text:c="8"/>good</text:p>
            </text:list-item>
            <text:list-item>
              <text:p text:style-name="P18">15 <text:s text:c="8"/>good</text:p>
            </text:list-item>
            <text:list-item>
              <text:p text:style-name="P18">10 <text:s text:c="8"/>average</text:p>
            </text:list-item>
          </text:list>
        </text:list-item>
        <text:list-item>
          <text:p text:style-name="P18">Ecrivez en rouge à coté de chaque "Sinon" l'expression du prédicat correspondant.</text:p>
        </text:list-item>
      </text:list>
      <text:p text:style-name="P5">note <text:span text:style-name="T1">entier</text:span></text:p>
      <text:p text:style-name="P5">Lire : val</text:p>
      <text:p text:style-name="P5">Si (note&lt;10)</text:p>
      <text:p text:style-name="P5">Alors</text:p>
      <text:p text:style-name="P5"><text:tab/>Ecrire: "bad"</text:p>
      <text:p text:style-name="P5">Sinon <text:s text:c="2"/><text:span text:style-name="T9">note&gt;=10</text:span></text:p>
      <text:p text:style-name="P5"><text:tab/>Si (note &gt;10)</text:p>
      <text:p text:style-name="P5"><text:tab/>Alors</text:p>
      <text:p text:style-name="P5"><text:tab/><text:tab/>Ecrire: "good"</text:p>
      <text:p text:style-name="P5"><text:tab/>Sinon <text:s/><text:span text:style-name="T9">note&lt;=10</text:span></text:p>
      <text:p text:style-name="P5"><text:tab/><text:tab/>Si (note==10)</text:p>
      <text:p text:style-name="P5"><text:tab/><text:tab/>Alors</text:p>
      <text:p text:style-name="P5"><text:tab/><text:tab/><text:tab/>Ecrire: "average"</text:p>
      <text:p text:style-name="P5"><text:tab/><text:tab/>Sinon <text:span text:style-name="T9">note!=10</text:span></text:p>
      <text:p text:style-name="P5"><text:tab/><text:tab/><text:tab/>Ecrire: "i don't know"</text:p>
      <text:p text:style-name="P5"><text:tab/><text:tab/>FinSi</text:p>
      <text:p text:style-name="P5"><text:tab/>FinSi</text:p>
      <text:p text:style-name="P5">FinSi</text:p>
      <text:list xml:id="list1967989461" text:style-name="L7">
        <text:list-item>
          <text:p text:style-name="P19">Proposez une version plus "intelligente" de l'algorithme précédent.</text:p>
          <text:p text:style-name="P19">note entier</text:p>
          <text:p text:style-name="P19">Ecrire : ''1 – note&lt;10''</text:p>
          <text:p text:style-name="P19">Ecrire : ''2 – note &gt;10''</text:p>
          <text:p text:style-name="P19">Ecrire : ''3 – note==10''</text:p>
          <text:p text:style-name="P19">Ecrire : ''4 – Note of these proposals ''</text:p>
          <text:p text:style-name="P19">Ecrire : ''Quel est votre note ?''</text:p>
          <text:p text:style-name="P19">Cas note parmi</text:p>
          <text:p text:style-name="P19">1 : <text:s/>Ecrire : ''bad''</text:p>
          <text:p text:style-name="P19">2 : <text:s/>Ecrire : ''good''</text:p>
          <text:p text:style-name="P19">3 : <text:s/>Ecrire : ''average''</text:p>
          <text:p text:style-name="P19">4 : <text:s/>Ecrire : ''i don't know''</text:p>
          <text:p text:style-name="P19"/>
        </text:list-item>
      </text:list>
      <text:p text:style-name="Standard"/>
      <text:p text:style-name="Standard"/>
      <text:p text:style-name="Standard">On souhaite réaliser une application permettant de faire des opérations mathématique basiques sur 2 nombres.</text:p>
      <text:p text:style-name="Standard">L'utilisateur saisie 2 nombres, puis un menu apparaît permettant, en fonction du choix de l'utilisateur, d'afficher le résultat de :</text:p>
      <text:list xml:id="list2134108632" text:style-name="L8">
        <text:list-item>
          <text:p text:style-name="P20">l'addition des deux nombres</text:p>
        </text:list-item>
        <text:list-item>
          <text:p text:style-name="P20">la soustraction des deux nombres</text:p>
        </text:list-item>
        <text:list-item>
          <text:p text:style-name="P20">la multiplication des deux nombres</text:p>
        </text:list-item>
      </text:list>
      <text:p text:style-name="Standard">Le visuel sera la suivant (ce qu'a tapé l'utilisateur est en magenta) :</text:p>
      <text:p text:style-name="P5">Donnez le nombre 1 : <text:span text:style-name="T2">7</text:span></text:p>
      <text:p text:style-name="P5">Donnez le nombre 2 : <text:span text:style-name="T2">6</text:span></text:p>
      <text:p text:style-name="P5"><text:soft-page-break/>1 – Addition</text:p>
      <text:p text:style-name="P5">2 – Soustraction</text:p>
      <text:p text:style-name="P5">3 – Multiplication</text:p>
      <text:p text:style-name="P5">Quel est votre choix ? <text:span text:style-name="T2">1</text:span></text:p>
      <text:p text:style-name="P5">Le résultat est : 13</text:p>
      <text:list xml:id="list3625516725" text:style-name="L9">
        <text:list-item>
          <text:p text:style-name="P21">Donnez l'algorithme permettant de réaliser cette application (vous devrez utilisez la structure conditionnelle "cas parmi" pour gérer le choix du menu).</text:p>
        </text:list-item>
      </text:list>
      <text:p text:style-name="Standard"/>
      <text:p text:style-name="Standard">nombre1 entier</text:p>
      <text:p text:style-name="Standard">nombre2 entier </text:p>
      <text:p text:style-name="Standard">choix entier</text:p>
      <text:p text:style-name="Standard">resultat entier</text:p>
      <text:p text:style-name="Standard"/>
      <text:p text:style-name="Standard">Ecrire :''Donnez le nombre1''</text:p>
      <text:p text:style-name="Standard">Lire nombre1</text:p>
      <text:p text:style-name="Standard">Ecrire :''Donnez le nombre2''</text:p>
      <text:p text:style-name="Standard">Lire nombre2</text:p>
      <text:p text:style-name="Standard">Ecrire : ''1 – Addition''</text:p>
      <text:p text:style-name="Standard">Ecrire : ''2 – Soustraction''</text:p>
      <text:p text:style-name="Standard">Ecrire : ''3 – Multiplication''</text:p>
      <text:p text:style-name="Standard">Ecrire : ''Quel est votre choix ?''</text:p>
      <text:p text:style-name="Standard">Cas choix parmi</text:p>
      <text:p text:style-name="Standard">1 : <text:s/>resultat=Nombre1 + Nombre2</text:p>
      <text:p text:style-name="Standard"><text:s text:c="6"/>Afficher resultat</text:p>
      <text:p text:style-name="Standard">2 : <text:s/>resultat=Nombre1 – Nombre2</text:p>
      <text:p text:style-name="Standard"><text:s text:c="6"/>Afficher resultat</text:p>
      <text:p text:style-name="Standard">3 : <text:s/>resultat=Nombre1 * Nombre2</text:p>
      <text:p text:style-name="Standard"><text:s text:c="6"/>Afficher resulta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herif" svg:font-family="'Liberation sherif'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7:30:34.756051412</meta:creation-date>
    <dc:date>2019-11-02T17:13:45.12</dc:date>
    <meta:editing-duration>PT2H14M21S</meta:editing-duration>
    <meta:editing-cycles>20</meta:editing-cycles>
    <meta:generator>LibreOffice/6.2.6.2$Linux_X86_64 LibreOffice_project/20$Build-2</meta:generator>
    <meta:document-statistic meta:table-count="4" meta:image-count="0" meta:object-count="0" meta:page-count="5" meta:paragraph-count="178" meta:word-count="774" meta:character-count="4071" meta:non-whitespace-character-count="3412"/>
  </office:meta>
</office:document-meta>
</file>